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Verdana1" svg:font-family="Verdan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use-window-font-color="true" style:font-name="Verdana1" fo:font-size="12pt" fo:font-weight="normal" style:font-name-asian="Verdana1" style:font-size-asian="12pt" style:font-weight-asian="normal" style:font-name-complex="Verdana1" style:font-size-complex="12pt" style:font-weight-complex="normal"/>
    </style:style>
    <style:style style:name="P2" style:family="paragraph" style:parent-style-name="Standard" style:list-style-name="">
      <style:paragraph-properties fo:text-align="start" style:justify-single-word="false" style:text-autospace="none"/>
      <style:text-properties style:use-window-font-color="true" style:font-name="Verdana1"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Verdana1" fo:font-size="12pt" fo:font-style="normal" fo:font-weight="bold" style:font-name-asian="Verdana1" style:font-size-asian="12pt" style:font-style-asian="normal" style:font-weight-asian="bold" style:font-name-complex="Verdana1" style:font-size-complex="12pt" style:font-style-complex="normal" style:font-weight-complex="bold"/>
    </style:style>
    <style:style style:name="P4" style:family="paragraph" style:parent-style-name="Standard" style:list-style-name="">
      <style:paragraph-properties fo:text-align="start" style:justify-single-word="false" style:text-autospace="none"/>
      <style:text-properties style:use-window-font-color="true" style:font-name="Courier"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5" style:family="paragraph" style:parent-style-name="Standard" style:list-style-name="">
      <style:paragraph-properties fo:text-align="start" style:justify-single-word="false" style:text-autospace="none"/>
      <style:text-properties style:use-window-font-color="true" style:font-name="Courier1"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P6" style:family="paragraph" style:parent-style-name="Standard" style:list-style-name="">
      <style:paragraph-properties fo:text-align="start" style:justify-single-word="false" style:text-autospace="none"/>
      <style:text-properties style:use-window-font-color="true" style:font-name="Courier"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P7" style:family="paragraph" style:parent-style-name="Standard" style:list-style-name="">
      <style:paragraph-properties fo:text-align="start" style:justify-single-word="false" style:text-autospace="none"/>
      <style:text-properties style:use-window-font-color="true" style:font-name="Courier" fo:font-size="12pt" fo:font-style="normal" fo:font-weight="normal" style:font-name-asian="CourierNewPSMT" style:font-size-asian="12pt" style:font-style-asian="normal" style:font-weight-asian="normal" style:font-name-complex="CourierNewPSMT" style:font-size-complex="12pt" style:font-style-complex="normal" style:font-weight-complex="normal"/>
    </style:style>
    <style:style style:name="P8" style:family="paragraph" style:parent-style-name="Standard" style:list-style-name="">
      <style:paragraph-properties fo:text-align="start" style:justify-single-word="false" style:text-autospace="none"/>
    </style:style>
    <style:style style:name="P9" style:family="paragraph" style:parent-style-name="Standard">
      <style:paragraph-properties fo:text-align="center" style:justify-single-word="false"/>
    </style:style>
    <style:style style:name="T1" style:family="text">
      <style:text-properties style:use-window-font-color="true" style:font-name="Monaco" fo:font-size="12pt" fo:font-weight="normal" style:font-name-asian="Monaco" style:font-size-asian="12pt" style:font-weight-asian="normal" style:font-name-complex="Monaco" style:font-size-complex="12pt" style:font-weight-complex="normal"/>
    </style:style>
    <style:style style:name="T2" style:family="text">
      <style:text-properties style:use-window-font-color="true" style:font-name="Monaco"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T3" style:family="text">
      <style:text-properties style:use-window-font-color="true" style:font-name="Verdana1" fo:font-size="12pt" fo:font-weight="bold" style:font-name-asian="Verdana1" style:font-size-asian="12pt" style:font-weight-asian="bold" style:font-name-complex="Verdana1" style:font-size-complex="12pt" style:font-weight-complex="bold"/>
    </style:style>
    <style:style style:name="T4" style:family="text">
      <style:text-properties style:use-window-font-color="true" style:font-name="Verdana1" fo:font-size="12pt" fo:font-weight="normal" style:font-name-asian="Verdana1" style:font-size-asian="12pt" style:font-weight-asian="normal" style:font-name-complex="Verdana1" style:font-size-complex="12pt" style:font-weight-complex="normal"/>
    </style:style>
    <style:style style:name="T5" style:family="text">
      <style:text-properties style:use-window-font-color="true" style:font-name="Verdana1" fo:font-size="12pt" fo:font-style="italic" fo:font-weight="normal" style:font-name-asian="Verdana1" style:font-size-asian="12pt" style:font-style-asian="italic" style:font-weight-asian="normal" style:font-name-complex="Verdana1" style:font-size-complex="12pt" style:font-style-complex="italic" style:font-weight-complex="normal"/>
    </style:style>
    <style:style style:name="T6" style:family="text">
      <style:text-properties style:use-window-font-color="true" style:font-name="Verdana1"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T7" style:family="text">
      <style:text-properties style:use-window-font-color="true" style:font-name="Verdana1" fo:font-size="12pt" style:font-name-asian="Verdana1" style:font-size-asian="12pt" style:font-name-complex="Verdana1" style:font-size-complex="12pt"/>
    </style:style>
    <style:style style:name="T8" style:family="text">
      <style:text-properties fo:color="#003e9f" style:font-name="Verdana1" fo:font-size="12pt" fo:font-style="normal" style:text-underline-style="solid" style:text-underline-width="auto" style:text-underline-color="#003e9f" fo:font-weight="normal" style:font-name-asian="Verdana1" style:font-size-asian="12pt" style:font-style-asian="normal" style:font-weight-asian="normal" style:font-name-complex="Verdana1"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style:font-name="Couri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 Overview of AppGinger</text:p>
      <text:p text:style-name="P9">Stephen Leach, July 2010</text:p>
      <text:h text:style-name="Heading_20_1" text:outline-level="1">Origins</text:h>
      <text:p text:style-name="P1"/>
      <text:p text:style-name="P1"><text:span text:style-name="T9">Ginger</text:span> is our next evolution of the <text:span text:style-name="T9">Spice project</text:span> and <text:span text:style-name="T9">AppGinger</text:span> is a virtual machine implemented in C++ that is designed to support the family of Spice languages efficiently. It is a re-engineering of AppMetro, a prototype interpreter in which we tried to exploit GCC's support for TILs and were pleasantly surprised by the results.</text:p>
      <text:p text:style-name="P1"/>
      <text:p text:style-name="P1">Spice has many features that are challenging to support efficiently in existing virtual machines: pervasive multiple returns, multiple-dispatch, multiple-inheritance, auto-loading and auto-conversion, dynamic virtual machines, implicit forcing and last but not least fully dynamic typing.</text:p>
      <text:p text:style-name="P1"/>
      <text:h text:style-name="Heading_20_1" text:outline-level="1">Special Features of the AppGinger Virtual Machine</text:h>
      <text:p text:style-name="P1"/>
      <text:p text:style-name="P8"><text:span text:style-name="T5">One Logical Instruction Set, Multiple Implementations</text:span><text:span text:style-name="T6"> - the virtual machine has a single CISC-style instruction set. Each instruction consists of an instruction-word followed by zero-or-more data words (words are the size of a long int). However there are three quite different implementations of the core engine with differing performance/portability tradeoffs. Adding new implementations is relatively simple e.g. the planned debugger will be implemented by an engine which allows hooks to be inserted into the code. [Status: done]</text:span></text:p>
      <text:p text:style-name="P2"/>
      <text:p text:style-name="P8"><text:span text:style-name="T5">Syntax Agnostic </text:span><text:span text:style-name="T6">- Apart from performance, one of the interesting aspects of the virtual machine is that the input is an easy-to-generate subset of XML. For example the equivalent of Pop-11's "if f( 0 ) then p else q endif( false )" would be:</text:span></text:p>
      <text:p text:style-name="P2"/>
      <text:p text:style-name="P2"> <text:span text:style-name="T10">   &lt;app&gt;</text:span></text:p>
      <text:p text:style-name="P5">        &lt;if&gt;</text:p>
      <text:p text:style-name="P5">            &lt;app&gt;</text:p>
      <text:p text:style-name="P5">                &lt;id name="f" /&gt;</text:p>
      <text:p text:style-name="P5">                &lt;int value="0" /&gt;</text:p>
      <text:p text:style-name="P5">            &lt;/app&gt;</text:p>
      <text:p text:style-name="P5">            &lt;id name="p" /&gt;</text:p>
      <text:p text:style-name="P5">            &lt;id name="q" /&gt;</text:p>
      <text:p text:style-name="P5">        &lt;/if&gt;</text:p>
      <text:p text:style-name="P5">        &lt;bool value="false" /&gt;</text:p>
      <text:p text:style-name="P5">    &lt;/app&gt;</text:p>
      <text:p text:style-name="P2"/>
      <text:p text:style-name="P2">The aim is to make the choice of programming syntax a personal decision and making the interpreter language agnostic is one step towards that. [Status: done]</text:p>
      <text:p text:style-name="P2"><text:soft-page-break/></text:p>
      <text:p text:style-name="P8"><text:span text:style-name="T5">Pattern Matching</text:span><text:span text:style-name="T6"> - Another interesting part of the work is that we have designed the XML to elegantly support the concept of initialisation-as-pattern matching. In this approach, variable declarations turn out to be matches which evaluate to the first match and for-loops are iterators over all possible matches. It is rather pretty. [Status: designed, implementation in progress]</text:span></text:p>
      <text:p text:style-name="P2"/>
      <text:p text:style-name="P8"><text:span text:style-name="T5">Dynamically Create New Virtual Machines </text:span><text:span text:style-name="T6">- On the drawing board is the ability to create new virtual machines as a dynamic object that can be manipulated. The aim is to have all the power of reflection without any of the dirtiness. The programmer will be able to create new virtual machines (e.g. var vm = newVM() ), load code into them, run them at full speed, manage exceptions and even single step them (different virtual machines can use different interpreters). [Status: planned]</text:span></text:p>
      <text:p text:style-name="P2"/>
      <text:p text:style-name="P8"><text:span text:style-name="T5">Implicit Force - </text:span><text:span text:style-name="T6">Lastly, we intend to build in support for explicit-delays with implicit-forcing. This is a more general version of pdtolist. The basic idea is that you can 'delay' an expression by surrounding it with delay-brackets e.g. delay EXPR enddelay. The effect is that this EXPR is bundled up inside a procedure but executed on-demand i.e. when the runtime system attempts to determine its runtime-type.</text:span></text:p>
      <text:p text:style-name="P2"/>
      <text:p text:style-name="P2">Fairly obviously this needs pervasive support at the lowest level. I have implemented this once before (in Jspice) and so have reasonable expectations that it can be implemented in such a way that there is no impact when it is not used. That means it is an affordable technique to include. [Status: planned]</text:p>
      <text:p text:style-name="P2"/>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Verdana1" svg:font-family="Verdan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7-05T08:14:47</meta:creation-date>
    <dc:date>2010-07-05T08:31:42</dc:date>
    <dc:creator>Stephen Leach</dc:creator>
    <meta:editing-duration>PT00H16M57S</meta:editing-duration>
    <meta:editing-cycles>12</meta:editing-cycles>
    <meta:generator>OpenOffice.org/3.2$Unix OpenOffice.org_project/320m12$Build-9483</meta:generator>
    <meta:document-statistic meta:table-count="0" meta:image-count="0" meta:object-count="0" meta:page-count="2" meta:paragraph-count="24" meta:word-count="532" meta:character-count="3464"/>
  </office:meta>
</office:document-meta>
</file>